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85988">
            <text:p>BETA-185988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2330.0">
            <text:p>2330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-14.0">
            <text:p>-14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85989">
            <text:p>BETA-185989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4220.0">
            <text:p>42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4.5">
            <text:p>-14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85990">
            <text:p>BETA-185990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3900.0">
            <text:p>39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1.6">
            <text:p>-11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85991">
            <text:p>BETA-185991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5250.0">
            <text:p>525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2.3">
            <text:p>-22.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85987">
            <text:p>BETA-185987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4090.0">
            <text:p>40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4.1">
            <text:p>-14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85986">
            <text:p>BETA-185986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4110.0">
            <text:p>41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3.7">
            <text:p>-13.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85985">
            <text:p>BETA-185985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4510.0">
            <text:p>451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5.2">
            <text:p>-15.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97661">
            <text:p>BETA-197661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4480.0">
            <text:p>4480.0</text:p>
          </table:table-cell>
          <table:table-cell office:value-type="float" office:value="40.0">
            <text:p>4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5.3">
            <text:p>-15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85984">
            <text:p>BETA-185984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2120.0">
            <text:p>212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-14.4">
            <text:p>-14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GSC-1578">
            <text:p>GSC-1578</text:p>
          </table:table-cell>
          <table:table-cell office:value-type="float" office:value="46.04">
            <text:p>46.04</text:p>
          </table:table-cell>
          <table:table-cell office:value-type="float" office:value="-60.38">
            <text:p>-60.38</text:p>
          </table:table-cell>
          <table:table-cell office:value-type="float" office:value="10300.0">
            <text:p>10300.0</text:p>
          </table:table-cell>
          <table:table-cell office:value-type="float" office:value="75.0">
            <text:p>75.0</text:p>
          </table:table-cell>
          <table:table-cell office:value-type="string" office:value="peat lens">
            <text:p>peat le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0.0">
            <text:p>50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lakeLowdon1976,VacchiEtal2018">
            <text:p>BlakeLowdon1976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97660">
            <text:p>BETA-197660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4440.0">
            <text:p>4440.0</text:p>
          </table:table-cell>
          <table:table-cell office:value-type="float" office:value="40.0">
            <text:p>4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5.1">
            <text:p>-15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31834">
            <text:p>BETA-31834</text:p>
          </table:table-cell>
          <table:table-cell office:value-type="float" office:value="46.22">
            <text:p>46.22</text:p>
          </table:table-cell>
          <table:table-cell office:value-type="float" office:value="-60.53">
            <text:p>-60.53</text:p>
          </table:table-cell>
          <table:table-cell office:value-type="float" office:value="3680.0">
            <text:p>3680.0</text:p>
          </table:table-cell>
          <table:table-cell office:value-type="float" office:value="90.0">
            <text:p>90.0</text:p>
          </table:table-cell>
          <table:table-cell office:value-type="string" office:value="bulk">
            <text:p>bul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illerLivingstone1993,VacchiEtal2018">
            <text:p>MillerLivingstone1993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37865">
            <text:p>BETA-37865</text:p>
          </table:table-cell>
          <table:table-cell office:value-type="float" office:value="46.22">
            <text:p>46.22</text:p>
          </table:table-cell>
          <table:table-cell office:value-type="float" office:value="-60.53">
            <text:p>-60.53</text:p>
          </table:table-cell>
          <table:table-cell office:value-type="float" office:value="910.0">
            <text:p>910.0</text:p>
          </table:table-cell>
          <table:table-cell office:value-type="float" office:value="60.0">
            <text:p>60.0</text:p>
          </table:table-cell>
          <table:table-cell office:value-type="string" office:value="bulk">
            <text:p>bul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.1">
            <text:p>-1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illerLivingstone1993,VacchiEtal2018">
            <text:p>MillerLivingstone1993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37867">
            <text:p>BETA-37867</text:p>
          </table:table-cell>
          <table:table-cell office:value-type="float" office:value="46.22">
            <text:p>46.22</text:p>
          </table:table-cell>
          <table:table-cell office:value-type="float" office:value="-60.53">
            <text:p>-60.53</text:p>
          </table:table-cell>
          <table:table-cell office:value-type="float" office:value="1520.0">
            <text:p>1520.0</text:p>
          </table:table-cell>
          <table:table-cell office:value-type="float" office:value="80.0">
            <text:p>80.0</text:p>
          </table:table-cell>
          <table:table-cell office:value-type="string" office:value="bulk">
            <text:p>bul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illerLivingstone1993,VacchiEtal2018">
            <text:p>MillerLivingstone1993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97662">
            <text:p>BETA-197662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5370.0">
            <text:p>5370.0</text:p>
          </table:table-cell>
          <table:table-cell office:value-type="float" office:value="40.0">
            <text:p>4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2.4">
            <text:p>-22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37866">
            <text:p>BETA-37866</text:p>
          </table:table-cell>
          <table:table-cell office:value-type="float" office:value="46.22">
            <text:p>46.22</text:p>
          </table:table-cell>
          <table:table-cell office:value-type="float" office:value="-60.53">
            <text:p>-60.53</text:p>
          </table:table-cell>
          <table:table-cell office:value-type="float" office:value="1260.0">
            <text:p>1260.0</text:p>
          </table:table-cell>
          <table:table-cell office:value-type="float" office:value="80.0">
            <text:p>80.0</text:p>
          </table:table-cell>
          <table:table-cell office:value-type="string" office:value="bulk">
            <text:p>bul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.1">
            <text:p>-1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illerLivingstone1993,VacchiEtal2018">
            <text:p>MillerLivingstone1993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